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list-style-name="LFO1"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office:automatic-styles>
  <office:body>
    <office:text text:use-soft-page-breaks="true">
      <text:list text:style-name="LFO1" text:continue-numbering="true">
        <text:list-item>
          <text:p text:style-name="P1">installer<text:s/>Uber, Airbnb,<text:s/>Uber Eats,<text:s/>Etsy, Asos, Zalando,<text:s/>Marmiton et 750g,<text:s/>Frigo Magic<text:s/>(sale) et les tester à fond et prendre note.</text:p>
        </text:list-item>
        <text:list-item>
          <text:p text:style-name="P2">regarde bien comment la navigation est construite sur les apps que je t’ai suggéré. Fais toi un petit plan papier si nécessaire avec des traits allant de case en case avec les aller-retours entre les différents écrans pour éviter d’obtenir un dead-end</text:p>
        </text:list-item>
        <text:list-item>
          <text:p text:style-name="P3"><text:a xlink:href="https://www.smashingmagazine.com/2012/04/ui-patterns-for-mobile-apps-search-sort-filter/" office:target-frame-name="_top" xlink:show="replace"><text:span text:style-name="Lienhypertexte">https://www.smashingmagazine.com/2012/04/ui-patterns-for-mobile-apps-search-sort-filter/</text:span></text:a></text:p>
        </text:list-item>
        <text:list-item>
          <text:p text:style-name="P4"><text:a xlink:href="https://uimovement.com/tag/filter/" office:target-frame-name="_top" xlink:show="replace"><text:span text:style-name="Lienhypertexte">https://uimovement.com/tag/filter/</text:span></text:a></text:p>
        </text:list-item>
        <text:list-item>
          <text:p text:style-name="P5"><text:a xlink:href="https://dribbble.com/tags/filtering" office:target-frame-name="_top" xlink:show="replace"><text:span text:style-name="Lienhypertexte">https://dribbble.com/tags/filtering</text:span></text:a></text:p>
        </text:list-item>
        <text:list-item>
          <text:p text:style-name="P6"/>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osquet Eric</meta:initial-creator>
    <dc:creator>Closquet Eric</dc:creator>
    <meta:creation-date>2018-03-26T19:30:00Z</meta:creation-date>
    <dc:date>2018-03-26T21:26:00Z</dc:date>
    <meta:template xlink:href="Normal.dotm" xlink:type="simple"/>
    <meta:editing-cycles>2</meta:editing-cycles>
    <meta:editing-duration>PT6960S</meta:editing-duration>
    <meta:document-statistic meta:page-count="1" meta:paragraph-count="1" meta:word-count="115" meta:character-count="751" meta:row-count="5" meta:non-whitespace-character-count="637"/>
  </office:meta>
</office:document-meta>
</file>